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h text:style-name="Heading_20_1_unnumbered" text:outline-level="1" text:is-list-header="true">
<text:bookmark-start text:name="OrgXref.org10eb3d8"/>
<text:bookmark text:name="org10eb3d8"/>Another Place
<text:bookmark-end text:name="OrgXref.org10eb3d8"/></text:h>
      <text:p text:style-name="Text_20_body">Disrupting Hyper-Casual
</text:p>
      <text:h text:style-name="Heading_20_1_unnumbered" text:outline-level="1" text:is-list-header="true">
<text:bookmark-start text:name="OrgXref.orgb91407c"/>
<text:bookmark text:name="orgb91407c"/>Another Place in 2018-2019
<text:bookmark-end text:name="OrgXref.orgb91407c"/></text:h>
      <text:list text:style-name="OrgBulletedList" text:continue-numbering="false">
        <text:list-item>
          <text:p text:style-name="Text_20_body">35 new games
</text:p>
          <text:list text:style-name="OrgBulletedList" text:continue-numbering="true">
            <text:list-item>
              <text:p text:style-name="Text_20_body">Fashion Inc., Mow.io, Save Them All!, Mr Pole Vault, Grate It!
</text:p>
            </text:list-item>
          </text:list>
        </text:list-item>
        <text:list-item>
          <text:p text:style-name="Text_20_body">Wide range of genres
</text:p>
          <text:list text:style-name="OrgBulletedList" text:continue-numbering="true">
            <text:list-item>
              <text:p text:style-name="Text_20_body">Action, idle, puzzle
</text:p>
            </text:list-item>
          </text:list>
        </text:list-item>
        <text:list-item>
          <text:p text:style-name="Text_20_body">New production ethos
</text:p>
          <text:list text:style-name="OrgBulletedList" text:continue-numbering="true">
            <text:list-item>
              <text:p text:style-name="Text_20_body">Fast to market approach, same high quality
</text:p>
            </text:list-item>
          </text:list>
        </text:list-item>
      </text:list>
      <text:h text:style-name="Heading_20_1_unnumbered" text:outline-level="1" text:is-list-header="true">
<text:bookmark-start text:name="OrgXref.org78e0082"/>
<text:bookmark text:name="org78e0082"/>Findings
<text:bookmark-end text:name="OrgXref.org78e0082"/></text:h>
      <text:list text:style-name="OrgBulletedList" text:continue-numbering="false">
        <text:list-item>
          <text:p text:style-name="Text_20_body">Huge appetite for bite sized experiences
</text:p>
        </text:list-item>
        <text:list-item>
          <text:p text:style-name="Text_20_body">Current business model is very tough on independent developers
</text:p>
        </text:list-item>
        <text:list-item>
          <text:p text:style-name="Text_20_body">Ample room to innovate, despite appearances
</text:p>
        </text:list-item>
        <text:list-item>
          <text:p text:style-name="Text_20_body">A lot of games simply cannot thrive in the current setup
</text:p>
        </text:list-item>
        <text:list-item>
          <text:p text:style-name="Text_20_body">Most games lack social mechanics
</text:p>
        </text:list-item>
      </text:list>
      <text:h text:style-name="Heading_20_1_unnumbered" text:outline-level="1" text:is-list-header="true">
<text:bookmark-start text:name="OrgXref.orgbbe8968"/>
<text:bookmark text:name="orgbbe8968"/>Opportunity
<text:bookmark-end text:name="OrgXref.orgbbe8968"/></text:h>
      <text:list text:style-name="OrgBulletedList" text:continue-numbering="false">
        <text:list-item>
          <text:p text:style-name="Text_20_body">A more straight forward, "real" way of monetising, leveraging subscriptions
</text:p>
        </text:list-item>
        <text:list-item>
          <text:p text:style-name="Text_20_body">Marketing effort focussed on one product
</text:p>
        </text:list-item>
        <text:list-item>
          <text:p text:style-name="Text_20_body">Retain players for a long time
</text:p>
        </text:list-item>
        <text:list-item>
          <text:p text:style-name="Text_20_body">Build an ecosystem where all high quality games have a place
</text:p>
          <text:list text:style-name="OrgBulletedList" text:continue-numbering="true">
            <text:list-item>
              <text:p text:style-name="Text_20_body">Social mechanics
</text:p>
            </text:list-item>
            <text:list-item>
              <text:p text:style-name="Text_20_body">Network effect
</text:p>
            </text:list-item>
          </text:list>
        </text:list-item>
      </text:list>
      <text:h text:style-name="Heading_20_1_unnumbered" text:outline-level="1" text:is-list-header="true">
<text:bookmark-start text:name="OrgXref.org78e66dc"/>
<text:bookmark text:name="org78e66dc"/>Another Play
<text:bookmark-end text:name="OrgXref.org78e66dc"/></text:h>
      <text:list text:style-name="OrgBulletedList" text:continue-numbering="false">
        <text:list-item>
          <text:p text:style-name="Text_20_body">"Netflix for Hyper-Casual"
</text:p>
          <text:list text:style-name="OrgBulletedList" text:continue-numbering="true">
            <text:list-item>
              <text:p text:style-name="Text_20_body">No ads, subscription only service
</text:p>
            </text:list-item>
          </text:list>
        </text:list-item>
        <text:list-item>
          <text:p text:style-name="Text_20_body">A hub for consistent, high quality experiences
</text:p>
        </text:list-item>
        <text:list-item>
          <text:p text:style-name="Text_20_body">All quality games have a place and contribute to the service's success
</text:p>
        </text:list-item>
        <text:list-item>
          <text:p text:style-name="Text_20_body">A set of social mechanics unifying the experience
</text:p>
          <text:list text:style-name="OrgBulletedList" text:continue-numbering="true">
            <text:list-item>
              <text:p text:style-name="Text_20_body">Leaderboards, challenges, achievements, chat, recommendations, etc.
</text:p>
            </text:list-item>
          </text:list>
        </text:list-item>
      </text:list>
      <text:h text:style-name="Heading_20_1_unnumbered" text:outline-level="1" text:is-list-header="true">
<text:bookmark-start text:name="OrgXref.orge49eb8d"/>
<text:bookmark text:name="orge49eb8d"/>Another Place Approach
<text:bookmark-end text:name="OrgXref.orge49eb8d"/></text:h>
      <text:h text:style-name="Heading_20_2_unnumbered" text:outline-level="2" text:is-list-header="true">
<text:bookmark-start text:name="OrgXref.org84c1b44"/>
<text:bookmark text:name="org84c1b44"/>Stage 1 - Q1 2020
<text:bookmark-end text:name="OrgXref.org84c1b44"/></text:h>
      <text:list text:style-name="OrgBulletedList" text:continue-numbering="false">
        <text:list-item>
          <text:p text:style-name="Text_20_body">40+ games without ads
</text:p>
        </text:list-item>
        <text:list-item>
          <text:p text:style-name="Text_20_body">Free platform app, 3 games can be tried
</text:p>
        </text:list-item>
        <text:list-item>
          <text:p text:style-name="Text_20_body">Subscription unlocks all games for $3.99 per month
</text:p>
        </text:list-item>
        <text:list-item>
          <text:p text:style-name="Text_20_body">Build audience, find the right marketing
</text:p>
        </text:list-item>
        <text:list-item>
          <text:p text:style-name="Text_20_body">A new game every two weeks
</text:p>
        </text:list-item>
      </text:list>
      <text:h text:style-name="Heading_20_2_unnumbered" text:outline-level="2" text:is-list-header="true">
<text:bookmark-start text:name="OrgXref.orgc092501"/>
<text:bookmark text:name="orgc092501"/>Stage 2 - Q3 2020
<text:bookmark-end text:name="OrgXref.orgc092501"/></text:h>
      <text:list text:style-name="OrgBulletedList" text:continue-numbering="false">
        <text:list-item>
          <text:p text:style-name="Text_20_body">60+ games
</text:p>
        </text:list-item>
        <text:list-item>
          <text:p text:style-name="Text_20_body">Common in game economy
</text:p>
          <text:list text:style-name="OrgBulletedList" text:continue-numbering="true">
            <text:list-item>
              <text:p text:style-name="Text_20_body">New subscription tiers offering different amounts of currency on top of the base service
</text:p>
            </text:list-item>
            <text:list-item>
              <text:p text:style-name="Text_20_body">Currency used to replace rewarded video placements: continues, in game items
</text:p>
            </text:list-item>
            <text:list-item>
              <text:p text:style-name="Text_20_body">As well as platform items: profile skins, etc.
</text:p>
            </text:list-item>
          </text:list>
        </text:list-item>
        <text:list-item>
          <text:p text:style-name="Text_20_body">Social mechanics within games: leaderboards, challenges, etc.
</text:p>
        </text:list-item>
        <text:list-item>
          <text:p text:style-name="Text_20_body">Social mechanics at the platform level: chat, recommendations, friends
</text:p>
        </text:list-item>
        <text:list-item>
          <text:p text:style-name="Text_20_body">Advanced game surfacing and curation, based on social activity
</text:p>
        </text:list-item>
        <text:list-item>
          <text:p text:style-name="Text_20_body">A new game every week
</text:p>
        </text:list-item>
      </text:list>
      <text:h text:style-name="Heading_20_2_unnumbered" text:outline-level="2" text:is-list-header="true">
<text:bookmark-start text:name="OrgXref.org26148cc"/>
<text:bookmark text:name="org26148cc"/>Stage 3 - H1 2021
<text:bookmark-end text:name="OrgXref.org26148cc"/></text:h>
      <text:list text:style-name="OrgBulletedList" text:continue-numbering="false">
        <text:list-item>
          <text:p text:style-name="Text_20_body">Move to an SDK approach, allowing to link Another Play to external content
</text:p>
          <text:list text:style-name="OrgBulletedList" text:continue-numbering="true">
            <text:list-item>
              <text:p text:style-name="Text_20_body">The platform then lives in the games as well as a standalone app
</text:p>
            </text:list-item>
          </text:list>
        </text:list-item>
        <text:list-item>
          <text:p text:style-name="Text_20_body">Advanced social mechanics: events, etc.
</text:p>
        </text:list-item>
        <text:list-item>
          <text:p text:style-name="Text_20_body">Unlock third party publishing
</text:p>
        </text:list-item>
        <text:list-item>
          <text:p text:style-name="Text_20_body">A new game every day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uillaume Portes</dc:creator>
    <meta:initial-creator>Guillaume Portes</meta:initial-creator>
    <dc:date>2019-11-25T10:52:25</dc:date>
    <meta:creation-date>2019-11-25T10:52:25</meta:creation-date>
    <meta:generator>Emacs 26.3 (Org mode 9.2.6)</meta:generator>
    <meta:keyword/>
    <dc:subject/>
    <dc:title/>
  </office:meta>
</office:document-meta>
</file>